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56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9"/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129">
      <style:table-cell-properties style:rotation-align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" table:style-name="ta1">
        <table:shapes>
          <draw:frame draw:z-index="0" draw:style-name="gr1" draw:text-style-name="P1" svg:width="453.51pt" svg:height="255.09pt" svg:x="315.72pt" svg:y="193.97pt">
            <draw:object draw:notify-on-update-of-ranges="TESTREPEATS_1.C21:TESTREPEATS_1.K21 TESTREPEATS_1.C21:TESTREPEATS_1.K21 TESTREPEATS_1.B23:TESTREPEATS_1.B23 TESTREPEATS_1.C23:TESTREPEATS_1.K23 TESTREPEATS_1.C21:TESTREPEATS_1.K21 TESTREPEATS_1.B6:TESTREPEATS_1.B6 TESTREPEATS_1.C6:TESTREPEATS_1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5.31pt" svg:y="224.9pt">
            <draw:object draw:notify-on-update-of-ranges="TESTREPEATS_1.C21:TESTREPEATS_1.K21 TESTREPEATS_1.C21:TESTREPEATS_1.K21 TESTREPEATS_1.B14:TESTREPEATS_1.B14 TESTREPEATS_1.C14:TESTREPEATS_1.K14 TESTREPEATS_1.C21:TESTREPEATS_1.K21 TESTREPEATS_1.B6:TESTREPEATS_1.B6 TESTREPEATS_1.C6:TESTREPEATS_1.K6 TESTREPEATS_1.C2:TESTREPEATS_1.C3 TESTREPEATS_1.B2:TESTREPEATS_1.B2 TESTREPEATS_1.D2:TESTREPEATS_1.D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67.09pt" svg:y="495.55pt">
            <draw:object draw:notify-on-update-of-ranges="TESTREPEATS_1.C21:TESTREPEATS_1.K21 TESTREPEATS_1.C21:TESTREPEATS_1.K21 TESTREPEATS_1.B6:TESTREPEATS_1.B6 TESTREPEATS_1.C6:TESTREPEATS_1.K6 TESTREPEATS_1.C21:TESTREPEATS_1.K21 TESTREPEATS_1.B18:TESTREPEATS_1.B18 TESTREPEATS_1.C18:TESTREPEATS_1.K18 TESTREPEATS_1.C2:TESTREPEATS_1.C3 TESTREPEATS_1.B2:TESTREPEATS_1.B2 TESTREPEATS_1.D2:TESTREPEATS_1.D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5]/([.C83]/1000)" office:value-type="float" office:value="4.29953421712648" calcext:value-type="float">
            <text:p>4.300</text:p>
          </table:table-cell>
          <table:table-cell table:style-name="ce5" table:formula="of:=[.$C$5]/([.D83]/1000)" office:value-type="float" office:value="5.08833922261484" calcext:value-type="float">
            <text:p>5.088</text:p>
          </table:table-cell>
          <table:table-cell table:style-name="ce5" table:formula="of:=[.$C$5]/([.E83]/1000)" office:value-type="float" office:value="5.87947084762371" calcext:value-type="float">
            <text:p>5.879</text:p>
          </table:table-cell>
          <table:table-cell table:style-name="ce5" table:formula="of:=[.$C$5]/([.F83]/1000)" office:value-type="float" office:value="5.74345883854499" calcext:value-type="float">
            <text:p>5.743</text:p>
          </table:table-cell>
          <table:table-cell table:style-name="ce5" table:formula="of:=[.$C$5]/([.G83]/1000)" office:value-type="float" office:value="7.55667506297229" calcext:value-type="float">
            <text:p>7.557</text:p>
          </table:table-cell>
          <table:table-cell table:style-name="ce5" table:formula="of:=[.$C$5]/([.H83]/1000)" office:value-type="float" office:value="7.67918088737201" calcext:value-type="float">
            <text:p>7.679</text:p>
          </table:table-cell>
          <table:table-cell table:style-name="ce5" table:formula="of:=[.$C$5]/([.I83]/1000)" office:value-type="float" office:value="7.40436034553682" calcext:value-type="float">
            <text:p>7.404</text:p>
          </table:table-cell>
          <table:table-cell table:style-name="ce5" table:formula="of:=[.$C$5]/([.J83]/1000)" office:value-type="float" office:value="5.62236451663283" calcext:value-type="float">
            <text:p>5.622</text:p>
          </table:table-cell>
          <table:table-cell table:style-name="ce5" table:formula="of:=[.$C$5]/([.K83]/1000)" office:value-type="float" office:value="7.51408891671885" calcext:value-type="float">
            <text:p>7.514</text:p>
          </table:table-cell>
        </table:table-row>
        <table:table-row table:style-name="ro1"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9" table:style-name="ce2" office:value-type="string" calcext:value-type="string">
            <text:p>128x72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9" table:style-name="ce6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9" table:style-name="ce6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style-name="ce6" table:number-columns-repeated="9"/>
        </table:table-row>
        <table:table-row table:style-name="ro1">
          <table:table-cell/>
          <table:table-cell table:style-name="ce2" office:value-type="string" calcext:value-type="string">
            <text:p>HorizontalSegment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VeriticalSegment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NumberOfSegments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PercentageAreaCoveredHorizontal</text:p>
          </table:table-cell>
          <table:table-cell table:style-name="ce3" office:value-type="float" office:value="0.9765625" calcext:value-type="float">
            <text:p>0.977</text:p>
          </table:table-cell>
          <table:table-cell table:number-columns-repeated="3" table:style-name="ce3" office:value-type="float" office:value="0.9375" calcext:value-type="float">
            <text:p>0.938</text:p>
          </table:table-cell>
          <table:table-cell table:style-name="ce3" office:value-type="float" office:value="0.8203125" calcext:value-type="float">
            <text:p>0.820</text:p>
          </table:table-cell>
          <table:table-cell table:style-name="ce3" office:value-type="float" office:value="0.9375" calcext:value-type="float">
            <text:p>0.938</text:p>
          </table:table-cell>
          <table:table-cell table:style-name="ce3" office:value-type="float" office:value="0.78125" calcext:value-type="float">
            <text:p>0.781</text:p>
          </table:table-cell>
          <table:table-cell table:style-name="ce3" office:value-type="float" office:value="0.9375" calcext:value-type="float">
            <text:p>0.938</text:p>
          </table:table-cell>
          <table:table-cell table:style-name="ce3" office:value-type="float" office:value="0.546875" calcext:value-type="float">
            <text:p>0.547</text:p>
          </table:table-cell>
        </table:table-row>
        <table:table-row table:style-name="ro1">
          <table:table-cell/>
          <table:table-cell table:style-name="ce3" office:value-type="string" calcext:value-type="string">
            <text:p>PercentageAreaCoveredVertical</text:p>
          </table:table-cell>
          <table:table-cell table:number-columns-repeated="2" table:style-name="ce3" office:value-type="float" office:value="0.972222222222222" calcext:value-type="float">
            <text:p>0.972</text:p>
          </table:table-cell>
          <table:table-cell table:number-columns-repeated="2" table:style-name="ce3" office:value-type="float" office:value="0.833333333333333" calcext:value-type="float">
            <text:p>0.833</text:p>
          </table:table-cell>
          <table:table-cell table:style-name="ce3" office:value-type="float" office:value="0.972222222222222" calcext:value-type="float">
            <text:p>0.972</text:p>
          </table:table-cell>
          <table:table-cell table:style-name="ce3" office:value-type="float" office:value="0.555555555555556" calcext:value-type="float">
            <text:p>0.556</text:p>
          </table:table-cell>
          <table:table-cell table:style-name="ce3" office:value-type="float" office:value="0.694444444444444" calcext:value-type="float">
            <text:p>0.694</text:p>
          </table:table-cell>
          <table:table-cell table:style-name="ce3" office:value-type="float" office:value="0.833333333333333" calcext:value-type="float">
            <text:p>0.833</text:p>
          </table:table-cell>
          <table:table-cell table:style-name="ce3" office:value-type="float" office:value="0.972222222222222" calcext:value-type="float">
            <text:p>0.972</text:p>
          </table:table-cell>
        </table:table-row>
        <table:table-row table:style-name="ro1">
          <table:table-cell/>
          <table:table-cell table:style-name="ce4" office:value-type="string" calcext:value-type="string">
            <text:p>AreaCovered</text:p>
          </table:table-cell>
          <table:table-cell table:style-name="ce7" office:value-type="float" office:value="0.974392361111111" calcext:value-type="float">
            <text:p>0.97</text:p>
          </table:table-cell>
          <table:table-cell table:style-name="ce7" office:value-type="float" office:value="0.954861111111111" calcext:value-type="float">
            <text:p>0.95</text:p>
          </table:table-cell>
          <table:table-cell table:number-columns-repeated="2" table:style-name="ce7" office:value-type="float" office:value="0.885416666666667" calcext:value-type="float">
            <text:p>0.89</text:p>
          </table:table-cell>
          <table:table-cell table:style-name="ce7" office:value-type="float" office:value="0.896267361111111" calcext:value-type="float">
            <text:p>0.90</text:p>
          </table:table-cell>
          <table:table-cell table:style-name="ce7" office:value-type="float" office:value="0.746527777777778" calcext:value-type="float">
            <text:p>0.75</text:p>
          </table:table-cell>
          <table:table-cell table:style-name="ce7" office:value-type="float" office:value="0.737847222222222" calcext:value-type="float">
            <text:p>0.74</text:p>
          </table:table-cell>
          <table:table-cell table:style-name="ce7" office:value-type="float" office:value="0.885416666666667" calcext:value-type="float">
            <text:p>0.89</text:p>
          </table:table-cell>
          <table:table-cell table:style-name="ce7" office:value-type="float" office:value="0.759548611111111" calcext:value-type="float">
            <text:p>0.76</text:p>
          </table:table-cell>
        </table:table-row>
        <table:table-row table:style-name="ro1">
          <table:table-cell/>
          <table:table-cell table:style-name="ce4" office:value-type="string" calcext:value-type="string">
            <text:p>AreaCovered(PerSegment)</text:p>
          </table:table-cell>
          <table:table-cell table:style-name="ce8" table:formula="of:=[.C17]/[.C14]" office:value-type="float" office:value="0.00278397817460317" calcext:value-type="float">
            <text:p>0.003</text:p>
          </table:table-cell>
          <table:table-cell table:style-name="ce8" table:formula="of:=[.D17]/[.D14]" office:value-type="float" office:value="0.0113673941798942" calcext:value-type="float">
            <text:p>0.011</text:p>
          </table:table-cell>
          <table:table-cell table:style-name="ce8" table:formula="of:=[.E17]/[.E14]" office:value-type="float" office:value="0.0491898148148148" calcext:value-type="float">
            <text:p>0.049</text:p>
          </table:table-cell>
          <table:table-cell table:style-name="ce8" table:formula="of:=[.F17]/[.F14]" office:value-type="float" office:value="0.110677083333333" calcext:value-type="float">
            <text:p>0.111</text:p>
          </table:table-cell>
          <table:table-cell table:style-name="ce8" table:formula="of:=[.G17]/[.G14]" office:value-type="float" office:value="0.149377893518519" calcext:value-type="float">
            <text:p>0.149</text:p>
          </table:table-cell>
          <table:table-cell table:style-name="ce8" table:formula="of:=[.H17]/[.H14]" office:value-type="float" office:value="0.248842592592593" calcext:value-type="float">
            <text:p>0.249</text:p>
          </table:table-cell>
          <table:table-cell table:style-name="ce8" table:formula="of:=[.I17]/[.I14]" office:value-type="float" office:value="0.368923611111111" calcext:value-type="float">
            <text:p>0.369</text:p>
          </table:table-cell>
          <table:table-cell table:style-name="ce8" table:formula="of:=[.J17]/[.J14]" office:value-type="float" office:value="0.442708333333334" calcext:value-type="float">
            <text:p>0.443</text:p>
          </table:table-cell>
          <table:table-cell table:style-name="ce8" table:formula="of:=[.K17]/[.K14]" office:value-type="float" office:value="0.759548611111111" calcext:value-type="float">
            <text:p>0.760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168462" calcext:value-type="float">
            <text:p>0.168462</text:p>
          </table:table-cell>
          <table:table-cell office:value-type="float" office:value="0.208921" calcext:value-type="float">
            <text:p>0.208921</text:p>
          </table:table-cell>
          <table:table-cell office:value-type="float" office:value="0.322981" calcext:value-type="float">
            <text:p>0.322981</text:p>
          </table:table-cell>
          <table:table-cell office:value-type="float" office:value="0.322917" calcext:value-type="float">
            <text:p>0.322917</text:p>
          </table:table-cell>
          <table:table-cell office:value-type="float" office:value="0.369338" calcext:value-type="float">
            <text:p>0.369338</text:p>
          </table:table-cell>
          <table:table-cell office:value-type="float" office:value="0.342593" calcext:value-type="float">
            <text:p>0.342593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167337" calcext:value-type="float">
            <text:p>0.167337</text:p>
          </table:table-cell>
          <table:table-cell office:value-type="float" office:value="0.203578" calcext:value-type="float">
            <text:p>0.203578</text:p>
          </table:table-cell>
          <table:table-cell office:value-type="float" office:value="0.313867" calcext:value-type="float">
            <text:p>0.313867</text:p>
          </table:table-cell>
          <table:table-cell office:value-type="float" office:value="0.343651" calcext:value-type="float">
            <text:p>0.343651</text:p>
          </table:table-cell>
          <table:table-cell office:value-type="float" office:value="0.389525" calcext:value-type="float">
            <text:p>0.389525</text:p>
          </table:table-cell>
          <table:table-cell office:value-type="float" office:value="0.357809" calcext:value-type="float">
            <text:p>0.357809</text:p>
          </table:table-cell>
          <table:table-cell office:value-type="float" office:value="0.385204" calcext:value-type="float">
            <text:p>0.385204</text:p>
          </table:table-cell>
          <table:table-cell office:value-type="float" office:value="0.358799" calcext:value-type="float">
            <text:p>0.358799</text:p>
          </table:table-cell>
          <table:table-cell office:value-type="float" office:value="0.391202" calcext:value-type="float">
            <text:p>0.3912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72" calcext:value-type="float">
            <text:p>872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777" calcext:value-type="float">
            <text:p>3777</text:p>
          </table:table-cell>
          <table:table-cell office:value-type="float" office:value="571" calcext:value-type="float">
            <text:p>571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5542" calcext:value-type="float">
            <text:p>5542</text:p>
          </table:table-cell>
          <table:table-cell office:value-type="float" office:value="1933" calcext:value-type="float">
            <text:p>1933</text:p>
          </table:table-cell>
          <table:table-cell office:value-type="float" office:value="407" calcext:value-type="float">
            <text:p>407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228" calcext:value-type="float">
            <text:p>1228</text:p>
          </table:table-cell>
          <table:table-cell office:value-type="float" office:value="408" calcext:value-type="float">
            <text:p>40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10" calcext:value-type="float">
            <text:p>310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378" calcext:value-type="float">
            <text:p>1378</text:p>
          </table:table-cell>
          <table:table-cell office:value-type="float" office:value="369" calcext:value-type="float">
            <text:p>369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910" calcext:value-type="float">
            <text:p>7910</text:p>
          </table:table-cell>
          <table:table-cell office:value-type="float" office:value="2134" calcext:value-type="float">
            <text:p>2134</text:p>
          </table:table-cell>
          <table:table-cell office:value-type="float" office:value="421" calcext:value-type="float">
            <text:p>421</text:p>
          </table:table-cell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90" calcext:value-type="float">
            <text:p>1790</text:p>
          </table:table-cell>
          <table:table-cell office:value-type="float" office:value="421" calcext:value-type="float">
            <text:p>42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37" calcext:value-type="float">
            <text:p>1137</text:p>
          </table:table-cell>
          <table:table-cell office:value-type="float" office:value="380" calcext:value-type="float">
            <text:p>38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524" calcext:value-type="float">
            <text:p>8524</text:p>
          </table:table-cell>
          <table:table-cell office:value-type="float" office:value="2128" calcext:value-type="float">
            <text:p>2128</text:p>
          </table:table-cell>
          <table:table-cell office:value-type="float" office:value="476" calcext:value-type="float">
            <text:p>476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84" calcext:value-type="float">
            <text:p>1884</text:p>
          </table:table-cell>
          <table:table-cell office:value-type="float" office:value="441" calcext:value-type="float">
            <text:p>441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2" calcext:value-type="float">
            <text:p>25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11" calcext:value-type="float">
            <text:p>911</text:p>
          </table:table-cell>
          <table:table-cell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31" calcext:value-type="float">
            <text:p>8431</text:p>
          </table:table-cell>
          <table:table-cell office:value-type="float" office:value="2260" calcext:value-type="float">
            <text:p>2260</text:p>
          </table:table-cell>
          <table:table-cell office:value-type="float" office:value="489" calcext:value-type="float">
            <text:p>489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48" calcext:value-type="float">
            <text:p>1848</text:p>
          </table:table-cell>
          <table:table-cell office:value-type="float" office:value="426" calcext:value-type="float">
            <text:p>426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54" calcext:value-type="float">
            <text:p>125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37" calcext:value-type="float">
            <text:p>1637</text:p>
          </table:table-cell>
          <table:table-cell office:value-type="float" office:value="563" calcext:value-type="float">
            <text:p>56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078" calcext:value-type="float">
            <text:p>8078</text:p>
          </table:table-cell>
          <table:table-cell office:value-type="float" office:value="1947" calcext:value-type="float">
            <text:p>1947</text:p>
          </table:table-cell>
          <table:table-cell office:value-type="float" office:value="486" calcext:value-type="float">
            <text:p>486</text:p>
          </table:table-cell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27" calcext:value-type="float">
            <text:p>1827</text:p>
          </table:table-cell>
          <table:table-cell office:value-type="float" office:value="244" calcext:value-type="float">
            <text:p>24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89" calcext:value-type="float">
            <text:p>489</text:p>
          </table:table-cell>
          <table:table-cell office:value-type="float" office:value="248" calcext:value-type="float">
            <text:p>24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916" calcext:value-type="float">
            <text:p>8916</text:p>
          </table:table-cell>
          <table:table-cell office:value-type="float" office:value="2256" calcext:value-type="float">
            <text:p>2256</text:p>
          </table:table-cell>
          <table:table-cell office:value-type="float" office:value="489" calcext:value-type="float">
            <text:p>489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06" calcext:value-type="float">
            <text:p>2006</text:p>
          </table:table-cell>
          <table:table-cell office:value-type="float" office:value="454" calcext:value-type="float">
            <text:p>454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87567" calcext:value-type="float">
            <text:p>0.187567</text:p>
          </table:table-cell>
          <table:table-cell office:value-type="float" office:value="0.143928" calcext:value-type="float">
            <text:p>0.14392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83649" calcext:value-type="float">
            <text:p>0.183649</text:p>
          </table:table-cell>
          <table:table-cell office:value-type="float" office:value="0.183628" calcext:value-type="float">
            <text:p>0.183628</text:p>
          </table:table-cell>
          <table:table-cell office:value-type="float" office:value="0.275641" calcext:value-type="float">
            <text:p>0.275641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59645" calcext:value-type="float">
            <text:p>0.159645</text:p>
          </table:table-cell>
          <table:table-cell office:value-type="float" office:value="0.142212" calcext:value-type="float">
            <text:p>0.1422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4" calcext:value-type="float">
            <text:p>0.4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6681" calcext:value-type="float">
            <text:p>0.216681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0.28125" calcext:value-type="float">
            <text:p>0.28125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42932" calcext:value-type="float">
            <text:p>0.142932</text:p>
          </table:table-cell>
          <table:table-cell office:value-type="float" office:value="0.315917" calcext:value-type="float">
            <text:p>0.315917</text:p>
          </table:table-cell>
          <table:table-cell office:value-type="float" office:value="0.643411" calcext:value-type="float">
            <text:p>0.643411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1" calcext:value-type="float">
            <text:p>1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1235" calcext:value-type="float">
            <text:p>0.161235</text:p>
          </table:table-cell>
          <table:table-cell office:value-type="float" office:value="0.167785" calcext:value-type="float">
            <text:p>0.167785</text:p>
          </table:table-cell>
          <table:table-cell office:value-type="float" office:value="0.169811" calcext:value-type="float">
            <text:p>0.169811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15238" calcext:value-type="float">
            <text:p>0.415238</text:p>
          </table:table-cell>
          <table:table-cell office:value-type="float" office:value="0.190476" calcext:value-type="float">
            <text:p>0.190476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47619" calcext:value-type="float">
            <text:p>0.147619</text:p>
          </table:table-cell>
          <table:table-cell office:value-type="float" office:value="0.164683" calcext:value-type="float">
            <text:p>0.164683</text:p>
          </table:table-cell>
          <table:table-cell office:value-type="float" office:value="0.398148" calcext:value-type="float">
            <text:p>0.398148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02857" calcext:value-type="float">
            <text:p>0.1028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2" calcext:value-type="float">
            <text:p>0.12</text:p>
          </table:table-cell>
          <table:table-cell office:value-type="float" office:value="0.154762" calcext:value-type="float">
            <text:p>0.15476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08333" calcext:value-type="float">
            <text:p>0.208333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" calcext:value-type="float">
            <text:p>0.13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768519" calcext:value-type="float">
            <text:p>0.768519</text:p>
          </table:table-cell>
          <table:table-cell office:value-type="float" office:value="0.645833" calcext:value-type="float">
            <text:p>0.6458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447619" calcext:value-type="float">
            <text:p>0.0447619</text:p>
          </table:table-cell>
          <table:table-cell office:value-type="float" office:value="0.0992063" calcext:value-type="float">
            <text:p>0.099206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58409" calcext:value-type="float">
            <text:p>0.258409</text:p>
          </table:table-cell>
          <table:table-cell office:value-type="float" office:value="0.163962" calcext:value-type="float">
            <text:p>0.163962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4" calcext:value-type="float">
            <text:p>0.4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63675" calcext:value-type="float">
            <text:p>0.163675</text:p>
          </table:table-cell>
          <table:table-cell office:value-type="float" office:value="0.17364" calcext:value-type="float">
            <text:p>0.17364</text:p>
          </table:table-cell>
          <table:table-cell office:value-type="float" office:value="0.325758" calcext:value-type="float">
            <text:p>0.325758</text:p>
          </table:table-cell>
          <table:table-cell office:value-type="float" office:value="0.227642" calcext:value-type="float">
            <text:p>0.227642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0.32" calcext:value-type="float">
            <text:p>0.3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70588" calcext:value-type="float">
            <text:p>0.470588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25109" calcext:value-type="float">
            <text:p>0.125109</text:p>
          </table:table-cell>
          <table:table-cell office:value-type="float" office:value="0.133052" calcext:value-type="float">
            <text:p>0.133052</text:p>
          </table:table-cell>
          <table:table-cell office:value-type="float" office:value="0.206522" calcext:value-type="float">
            <text:p>0.206522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391304" calcext:value-type="float">
            <text:p>0.391304</text:p>
          </table:table-cell>
          <table:table-cell office:value-type="float" office:value="0.25" calcext:value-type="float">
            <text:p>0.2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4459" calcext:value-type="float">
            <text:p>0.154459</text:p>
          </table:table-cell>
          <table:table-cell office:value-type="float" office:value="0.188406" calcext:value-type="float">
            <text:p>0.188406</text:p>
          </table:table-cell>
          <table:table-cell office:value-type="float" office:value="0.209302" calcext:value-type="float">
            <text:p>0.209302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616" calcext:value-type="float">
            <text:p>0.13616</text:p>
          </table:table-cell>
          <table:table-cell office:value-type="float" office:value="0.391861" calcext:value-type="float">
            <text:p>0.391861</text:p>
          </table:table-cell>
          <table:table-cell office:value-type="float" office:value="0.700422" calcext:value-type="float">
            <text:p>0.700422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769231" calcext:value-type="float">
            <text:p>0.76923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00708" calcext:value-type="float">
            <text:p>0.0700708</text:p>
          </table:table-cell>
          <table:table-cell office:value-type="float" office:value="0.124688" calcext:value-type="float">
            <text:p>0.124688</text:p>
          </table:table-cell>
          <table:table-cell office:value-type="float" office:value="0.111801" calcext:value-type="float">
            <text:p>0.111801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11876" calcext:value-type="float">
            <text:p>11876</text:p>
          </table:table-cell>
          <table:table-cell office:value-type="float" office:value="11818" calcext:value-type="float">
            <text:p>11818</text:p>
          </table:table-cell>
          <table:table-cell office:value-type="float" office:value="10685" calcext:value-type="float">
            <text:p>10685</text:p>
          </table:table-cell>
          <table:table-cell office:value-type="float" office:value="10602" calcext:value-type="float">
            <text:p>10602</text:p>
          </table:table-cell>
          <table:table-cell office:value-type="float" office:value="11075" calcext:value-type="float">
            <text:p>11075</text:p>
          </table:table-cell>
          <table:table-cell office:value-type="float" office:value="7569" calcext:value-type="float">
            <text:p>7569</text:p>
          </table:table-cell>
          <table:table-cell office:value-type="float" office:value="8469" calcext:value-type="float">
            <text:p>8469</text:p>
          </table:table-cell>
          <table:table-cell office:value-type="float" office:value="10746" calcext:value-type="float">
            <text:p>10746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table:number-columns-repeated="2"/>
          <table:table-cell office:value-type="float" office:value="11442" calcext:value-type="float">
            <text:p>11442</text:p>
          </table:table-cell>
          <table:table-cell office:value-type="float" office:value="11284" calcext:value-type="float">
            <text:p>11284</text:p>
          </table:table-cell>
          <table:table-cell office:value-type="float" office:value="10032" calcext:value-type="float">
            <text:p>10032</text:p>
          </table:table-cell>
          <table:table-cell office:value-type="float" office:value="9971" calcext:value-type="float">
            <text:p>9971</text:p>
          </table:table-cell>
          <table:table-cell office:value-type="float" office:value="10715" calcext:value-type="float">
            <text:p>10715</text:p>
          </table:table-cell>
          <table:table-cell office:value-type="float" office:value="7166" calcext:value-type="float">
            <text:p>7166</text:p>
          </table:table-cell>
          <table:table-cell office:value-type="float" office:value="7888" calcext:value-type="float">
            <text:p>7888</text:p>
          </table:table-cell>
          <table:table-cell office:value-type="float" office:value="9986" calcext:value-type="float">
            <text:p>9986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table:number-columns-repeated="2"/>
          <table:table-cell office:value-type="float" office:value="8373" calcext:value-type="float">
            <text:p>8373</text:p>
          </table:table-cell>
          <table:table-cell office:value-type="float" office:value="7075" calcext:value-type="float">
            <text:p>7075</text:p>
          </table:table-cell>
          <table:table-cell office:value-type="float" office:value="6123" calcext:value-type="float">
            <text:p>6123</text:p>
          </table:table-cell>
          <table:table-cell office:value-type="float" office:value="6268" calcext:value-type="float">
            <text:p>6268</text:p>
          </table:table-cell>
          <table:table-cell office:value-type="float" office:value="4764" calcext:value-type="float">
            <text:p>4764</text:p>
          </table:table-cell>
          <table:table-cell office:value-type="float" office:value="4688" calcext:value-type="float">
            <text:p>4688</text:p>
          </table:table-cell>
          <table:table-cell office:value-type="float" office:value="4862" calcext:value-type="float">
            <text:p>4862</text:p>
          </table:table-cell>
          <table:table-cell office:value-type="float" office:value="6403" calcext:value-type="float">
            <text:p>6403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table:number-columns-repeated="2"/>
          <table:table-cell office:value-type="float" office:value="31691" calcext:value-type="float">
            <text:p>31691</text:p>
          </table:table-cell>
          <table:table-cell office:value-type="float" office:value="30177" calcext:value-type="float">
            <text:p>30177</text:p>
          </table:table-cell>
          <table:table-cell office:value-type="float" office:value="26840" calcext:value-type="float">
            <text:p>26840</text:p>
          </table:table-cell>
          <table:table-cell office:value-type="float" office:value="26841" calcext:value-type="float">
            <text:p>26841</text:p>
          </table:table-cell>
          <table:table-cell office:value-type="float" office:value="26554" calcext:value-type="float">
            <text:p>26554</text:p>
          </table:table-cell>
          <table:table-cell office:value-type="float" office:value="19423" calcext:value-type="float">
            <text:p>19423</text:p>
          </table:table-cell>
          <table:table-cell office:value-type="float" office:value="21219" calcext:value-type="float">
            <text:p>21219</text:p>
          </table:table-cell>
          <table:table-cell office:value-type="float" office:value="27135" calcext:value-type="float">
            <text:p>27135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 table:number-rows-repeated="104849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5" table:style-name="ta1">
        <table:shapes>
          <draw:frame draw:z-index="0" draw:style-name="gr1" draw:text-style-name="P1" svg:width="453.51pt" svg:height="255.09pt" svg:x="564.01pt" svg:y="151.91pt">
            <draw:object draw:notify-on-update-of-ranges="TESTREPEATS_5.C9:TESTREPEATS_5.K9 TESTREPEATS_5.C9:TESTREPEATS_5.K9 TESTREPEATS_5.B11:TESTREPEATS_5.B11 TESTREPEATS_5.C11:TESTREPEATS_5.K11 TESTREPEATS_5.C9:TESTREPEATS_5.K9 TESTREPEATS_5.B7:TESTREPEATS_5.B7 TESTREPEATS_5.C7:TESTREPEATS_5.K7 TESTREPEATS_5.C3:TESTREPEATS_5.C4 TESTREPEATS_5.B3:TESTREPEATS_5.B3 TESTREPEATS_5.D3:TESTREPEATS_5.D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6]/([.C71]/1000)" office:value-type="float" office:value="1.07158803393362" calcext:value-type="float">
            <text:p>1.072</text:p>
          </table:table-cell>
          <table:table-cell table:style-name="ce5" table:formula="of:=[.$C$6]/([.D71]/1000)" office:value-type="float" office:value="1.26112239893505" calcext:value-type="float">
            <text:p>1.261</text:p>
          </table:table-cell>
          <table:table-cell table:style-name="ce5" table:formula="of:=[.$C$6]/([.E71]/1000)" office:value-type="float" office:value="1.51279573055427" calcext:value-type="float">
            <text:p>1.513</text:p>
          </table:table-cell>
          <table:table-cell table:style-name="ce5" table:formula="of:=[.$C$6]/([.F71]/1000)" office:value-type="float" office:value="1.35874693338366" calcext:value-type="float">
            <text:p>1.359</text:p>
          </table:table-cell>
          <table:table-cell table:style-name="ce5" table:formula="of:=[.$C$6]/([.G71]/1000)" office:value-type="float" office:value="2.00356188780053" calcext:value-type="float">
            <text:p>2.004</text:p>
          </table:table-cell>
          <table:table-cell table:style-name="ce5" table:formula="of:=[.$C$6]/([.H71]/1000)" office:value-type="float" office:value="2.03527815468114" calcext:value-type="float">
            <text:p>2.035</text:p>
          </table:table-cell>
          <table:table-cell table:style-name="ce5" table:formula="of:=[.$C$6]/([.I71]/1000)" office:value-type="float" office:value="1.90375462718139" calcext:value-type="float">
            <text:p>1.904</text:p>
          </table:table-cell>
          <table:table-cell table:style-name="ce5" table:formula="of:=[.$C$6]/([.J71]/1000)" office:value-type="float" office:value="1.39022977408766" calcext:value-type="float">
            <text:p>1.390</text:p>
          </table:table-cell>
          <table:table-cell table:style-name="ce5" table:formula="of:=[.$C$6]/([.K71]/1000)" office:value-type="float" office:value="1.83767228177642" calcext:value-type="float">
            <text:p>1.8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164563" calcext:value-type="float">
            <text:p>0.164563</text:p>
          </table:table-cell>
          <table:table-cell office:value-type="float" office:value="0.227295" calcext:value-type="float">
            <text:p>0.227295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0.358261" calcext:value-type="float">
            <text:p>0.358261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381395" calcext:value-type="float">
            <text:p>0.381395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86111" calcext:value-type="float">
            <text:p>0.4861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164264" calcext:value-type="float">
            <text:p>0.164264</text:p>
          </table:table-cell>
          <table:table-cell office:value-type="float" office:value="0.217363" calcext:value-type="float">
            <text:p>0.217363</text:p>
          </table:table-cell>
          <table:table-cell office:value-type="float" office:value="0.335192" calcext:value-type="float">
            <text:p>0.335192</text:p>
          </table:table-cell>
          <table:table-cell office:value-type="float" office:value="0.36534" calcext:value-type="float">
            <text:p>0.36534</text:p>
          </table:table-cell>
          <table:table-cell office:value-type="float" office:value="0.439288" calcext:value-type="float">
            <text:p>0.439288</text:p>
          </table:table-cell>
          <table:table-cell office:value-type="float" office:value="0.362206" calcext:value-type="float">
            <text:p>0.362206</text:p>
          </table:table-cell>
          <table:table-cell office:value-type="float" office:value="0.393646" calcext:value-type="float">
            <text:p>0.393646</text:p>
          </table:table-cell>
          <table:table-cell office:value-type="float" office:value="0.482009" calcext:value-type="float">
            <text:p>0.482009</text:p>
          </table:table-cell>
          <table:table-cell office:value-type="float" office:value="0.516484" calcext:value-type="float">
            <text:p>0.5164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751" calcext:value-type="float">
            <text:p>75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277" calcext:value-type="float">
            <text:p>3277</text:p>
          </table:table-cell>
          <table:table-cell office:value-type="float" office:value="348" calcext:value-type="float">
            <text:p>34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5759" calcext:value-type="float">
            <text:p>5759</text:p>
          </table:table-cell>
          <table:table-cell office:value-type="float" office:value="2131" calcext:value-type="float">
            <text:p>2131</text:p>
          </table:table-cell>
          <table:table-cell office:value-type="float" office:value="448" calcext:value-type="float">
            <text:p>448</text:p>
          </table:table-cell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349" calcext:value-type="float">
            <text:p>1349</text:p>
          </table:table-cell>
          <table:table-cell office:value-type="float" office:value="438" calcext:value-type="float">
            <text:p>43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21" calcext:value-type="float">
            <text:p>321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325" calcext:value-type="float">
            <text:p>1325</text:p>
          </table:table-cell>
          <table:table-cell office:value-type="float" office:value="307" calcext:value-type="float">
            <text:p>307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59" calcext:value-type="float">
            <text:p>7659</text:p>
          </table:table-cell>
          <table:table-cell office:value-type="float" office:value="2173" calcext:value-type="float">
            <text:p>2173</text:p>
          </table:table-cell>
          <table:table-cell office:value-type="float" office:value="402" calcext:value-type="float">
            <text:p>402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79" calcext:value-type="float">
            <text:p>1779</text:p>
          </table:table-cell>
          <table:table-cell office:value-type="float" office:value="429" calcext:value-type="float">
            <text:p>42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1" calcext:value-type="float">
            <text:p>21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55" calcext:value-type="float">
            <text:p>1155</text:p>
          </table:table-cell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247" calcext:value-type="float">
            <text:p>8247</text:p>
          </table:table-cell>
          <table:table-cell office:value-type="float" office:value="2129" calcext:value-type="float">
            <text:p>2129</text:p>
          </table:table-cell>
          <table:table-cell office:value-type="float" office:value="467" calcext:value-type="float">
            <text:p>467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89" calcext:value-type="float">
            <text:p>1889</text:p>
          </table:table-cell>
          <table:table-cell office:value-type="float" office:value="440" calcext:value-type="float">
            <text:p>440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68" calcext:value-type="float">
            <text:p>968</text:p>
          </table:table-cell>
          <table:table-cell office:value-type="float" office:value="266" calcext:value-type="float">
            <text:p>26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085" calcext:value-type="float">
            <text:p>8085</text:p>
          </table:table-cell>
          <table:table-cell office:value-type="float" office:value="2214" calcext:value-type="float">
            <text:p>2214</text:p>
          </table:table-cell>
          <table:table-cell office:value-type="float" office:value="486" calcext:value-type="float">
            <text:p>486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38" calcext:value-type="float">
            <text:p>1838</text:p>
          </table:table-cell>
          <table:table-cell office:value-type="float" office:value="416" calcext:value-type="float">
            <text:p>416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586" calcext:value-type="float">
            <text:p>158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82" calcext:value-type="float">
            <text:p>282</text:p>
          </table:table-cell>
          <table:table-cell office:value-type="float" office:value="310" calcext:value-type="float">
            <text:p>31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772" calcext:value-type="float">
            <text:p>1772</text:p>
          </table:table-cell>
          <table:table-cell office:value-type="float" office:value="674" calcext:value-type="float">
            <text:p>67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96" calcext:value-type="float">
            <text:p>7696</text:p>
          </table:table-cell>
          <table:table-cell office:value-type="float" office:value="1808" calcext:value-type="float">
            <text:p>1808</text:p>
          </table:table-cell>
          <table:table-cell office:value-type="float" office:value="453" calcext:value-type="float">
            <text:p>453</text:p>
          </table:table-cell>
          <table:table-cell office:value-type="float" office:value="234" calcext:value-type="float">
            <text:p>234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18" calcext:value-type="float">
            <text:p>1818</text:p>
          </table:table-cell>
          <table:table-cell office:value-type="float" office:value="194" calcext:value-type="float">
            <text:p>19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74" calcext:value-type="float">
            <text:p>574</text:p>
          </table:table-cell>
          <table:table-cell office:value-type="float" office:value="343" calcext:value-type="float">
            <text:p>34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553" calcext:value-type="float">
            <text:p>8553</text:p>
          </table:table-cell>
          <table:table-cell office:value-type="float" office:value="2135" calcext:value-type="float">
            <text:p>2135</text:p>
          </table:table-cell>
          <table:table-cell office:value-type="float" office:value="463" calcext:value-type="float">
            <text:p>463</text:p>
          </table:table-cell>
          <table:table-cell office:value-type="float" office:value="204" calcext:value-type="float">
            <text:p>204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84" calcext:value-type="float">
            <text:p>1984</text:p>
          </table:table-cell>
          <table:table-cell office:value-type="float" office:value="425" calcext:value-type="float">
            <text:p>425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86445" calcext:value-type="float">
            <text:p>0.186445</text:p>
          </table:table-cell>
          <table:table-cell office:value-type="float" office:value="0.15942" calcext:value-type="float">
            <text:p>0.15942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82051" calcext:value-type="float">
            <text:p>0.282051</text:p>
          </table:table-cell>
          <table:table-cell office:value-type="float" office:value="0.394737" calcext:value-type="float">
            <text:p>0.394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95018" calcext:value-type="float">
            <text:p>0.195018</text:p>
          </table:table-cell>
          <table:table-cell office:value-type="float" office:value="0.196335" calcext:value-type="float">
            <text:p>0.196335</text:p>
          </table:table-cell>
          <table:table-cell office:value-type="float" office:value="0.288344" calcext:value-type="float">
            <text:p>0.288344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54466" calcext:value-type="float">
            <text:p>0.154466</text:p>
          </table:table-cell>
          <table:table-cell office:value-type="float" office:value="0.152019" calcext:value-type="float">
            <text:p>0.152019</text:p>
          </table:table-cell>
          <table:table-cell office:value-type="float" office:value="0.232877" calcext:value-type="float">
            <text:p>0.232877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3008" calcext:value-type="float">
            <text:p>0.213008</text:p>
          </table:table-cell>
          <table:table-cell office:value-type="float" office:value="0.248588" calcext:value-type="float">
            <text:p>0.248588</text:p>
          </table:table-cell>
          <table:table-cell office:value-type="float" office:value="0.362069" calcext:value-type="float">
            <text:p>0.362069</text:p>
          </table:table-cell>
          <table:table-cell office:value-type="float" office:value="0.394737" calcext:value-type="float">
            <text:p>0.394737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444444" calcext:value-type="float">
            <text:p>0.444444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7293" calcext:value-type="float">
            <text:p>0.137293</text:p>
          </table:table-cell>
          <table:table-cell office:value-type="float" office:value="0.315041" calcext:value-type="float">
            <text:p>0.31504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8116" calcext:value-type="float">
            <text:p>0.168116</text:p>
          </table:table-cell>
          <table:table-cell office:value-type="float" office:value="0.187204" calcext:value-type="float">
            <text:p>0.187204</text:p>
          </table:table-cell>
          <table:table-cell office:value-type="float" office:value="0.24359" calcext:value-type="float">
            <text:p>0.2435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57619" calcext:value-type="float">
            <text:p>0.357619</text:p>
          </table:table-cell>
          <table:table-cell office:value-type="float" office:value="0.130952" calcext:value-type="float">
            <text:p>0.130952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52857" calcext:value-type="float">
            <text:p>0.152857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435185" calcext:value-type="float">
            <text:p>0.43518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00476" calcext:value-type="float">
            <text:p>0.100476</text:p>
          </table:table-cell>
          <table:table-cell office:value-type="float" office:value="0.126984" calcext:value-type="float">
            <text:p>0.126984</text:p>
          </table:table-cell>
          <table:table-cell office:value-type="float" office:value="0.157407" calcext:value-type="float">
            <text:p>0.157407</text:p>
          </table:table-cell>
          <table:table-cell office:value-type="float" office:value="0.270833" calcext:value-type="float">
            <text:p>0.270833</text:p>
          </table:table-cell>
          <table:table-cell table:number-columns-repeated="3" office:value-type="float" office:value="0.166667" calcext:value-type="float">
            <text:p>0.16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24762" calcext:value-type="float">
            <text:p>0.124762</text:p>
          </table:table-cell>
          <table:table-cell office:value-type="float" office:value="0.174603" calcext:value-type="float">
            <text:p>0.174603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4286" calcext:value-type="float">
            <text:p>0.134286</text:p>
          </table:table-cell>
          <table:table-cell office:value-type="float" office:value="0.615079" calcext:value-type="float">
            <text:p>0.615079</text:p>
          </table:table-cell>
          <table:table-cell office:value-type="float" office:value="0.916667" calcext:value-type="float">
            <text:p>0.916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552381" calcext:value-type="float">
            <text:p>0.0552381</text:p>
          </table:table-cell>
          <table:table-cell office:value-type="float" office:value="0.156746" calcext:value-type="float">
            <text:p>0.156746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45104" calcext:value-type="float">
            <text:p>0.245104</text:p>
          </table:table-cell>
          <table:table-cell office:value-type="float" office:value="0.143791" calcext:value-type="float">
            <text:p>0.143791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0.252874" calcext:value-type="float">
            <text:p>0.252874</text:p>
          </table:table-cell>
          <table:table-cell office:value-type="float" office:value="0.483871" calcext:value-type="float">
            <text:p>0.483871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24" calcext:value-type="float">
            <text:p>0.24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71383" calcext:value-type="float">
            <text:p>0.171383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27907" calcext:value-type="float">
            <text:p>0.27907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5" calcext:value-type="float">
            <text:p>0.55</text:p>
          </table:table-cell>
          <table:table-cell office:value-type="float" office:value="0.588235" calcext:value-type="float">
            <text:p>0.58823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21754" calcext:value-type="float">
            <text:p>0.121754</text:p>
          </table:table-cell>
          <table:table-cell office:value-type="float" office:value="0.138378" calcext:value-type="float">
            <text:p>0.138378</text:p>
          </table:table-cell>
          <table:table-cell office:value-type="float" office:value="0.187845" calcext:value-type="float">
            <text:p>0.187845</text:p>
          </table:table-cell>
          <table:table-cell office:value-type="float" office:value="0.288889" calcext:value-type="float">
            <text:p>0.288889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7357" calcext:value-type="float">
            <text:p>0.157357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253012" calcext:value-type="float">
            <text:p>0.253012</text:p>
          </table:table-cell>
          <table:table-cell office:value-type="float" office:value="0.348837" calcext:value-type="float">
            <text:p>0.348837</text:p>
          </table:table-cell>
          <table:table-cell office:value-type="float" office:value="0.372093" calcext:value-type="float">
            <text:p>0.372093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5773" calcext:value-type="float">
            <text:p>0.13577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60215" calcext:value-type="float">
            <text:p>0.860215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831541" calcext:value-type="float">
            <text:p>0.0831541</text:p>
          </table:table-cell>
          <table:table-cell office:value-type="float" office:value="0.170626" calcext:value-type="float">
            <text:p>0.170626</text:p>
          </table:table-cell>
          <table:table-cell office:value-type="float" office:value="0.204301" calcext:value-type="float">
            <text:p>0.204301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/>
          <table:table-cell table:style-name="ce9" office:value-type="float" office:value="11802" calcext:value-type="float">
            <text:p>11802</text:p>
          </table:table-cell>
          <table:table-cell office:value-type="float" office:value="11269" calcext:value-type="float">
            <text:p>11269</text:p>
          </table:table-cell>
          <table:table-cell office:value-type="float" office:value="10417" calcext:value-type="float">
            <text:p>10417</text:p>
          </table:table-cell>
          <table:table-cell office:value-type="float" office:value="9897" calcext:value-type="float">
            <text:p>9897</text:p>
          </table:table-cell>
          <table:table-cell office:value-type="float" office:value="10494" calcext:value-type="float">
            <text:p>10494</text:p>
          </table:table-cell>
          <table:table-cell office:value-type="float" office:value="7608" calcext:value-type="float">
            <text:p>7608</text:p>
          </table:table-cell>
          <table:table-cell office:value-type="float" office:value="7833" calcext:value-type="float">
            <text:p>7833</text:p>
          </table:table-cell>
          <table:table-cell office:value-type="float" office:value="10451" calcext:value-type="float">
            <text:p>10451</text:p>
          </table:table-cell>
          <table:table-cell office:value-type="float" office:value="8273" calcext:value-type="float">
            <text:p>8273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11180" calcext:value-type="float">
            <text:p>11180</text:p>
          </table:table-cell>
          <table:table-cell office:value-type="float" office:value="10850" calcext:value-type="float">
            <text:p>10850</text:p>
          </table:table-cell>
          <table:table-cell office:value-type="float" office:value="9991" calcext:value-type="float">
            <text:p>9991</text:p>
          </table:table-cell>
          <table:table-cell office:value-type="float" office:value="9643" calcext:value-type="float">
            <text:p>9643</text:p>
          </table:table-cell>
          <table:table-cell office:value-type="float" office:value="9875" calcext:value-type="float">
            <text:p>9875</text:p>
          </table:table-cell>
          <table:table-cell office:value-type="float" office:value="7175" calcext:value-type="float">
            <text:p>7175</text:p>
          </table:table-cell>
          <table:table-cell office:value-type="float" office:value="7331" calcext:value-type="float">
            <text:p>7331</text:p>
          </table:table-cell>
          <table:table-cell office:value-type="float" office:value="9831" calcext:value-type="float">
            <text:p>9831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33595" calcext:value-type="float">
            <text:p>33595</text:p>
          </table:table-cell>
          <table:table-cell office:value-type="float" office:value="28546" calcext:value-type="float">
            <text:p>28546</text:p>
          </table:table-cell>
          <table:table-cell office:value-type="float" office:value="23797" calcext:value-type="float">
            <text:p>23797</text:p>
          </table:table-cell>
          <table:table-cell office:value-type="float" office:value="26495" calcext:value-type="float">
            <text:p>26495</text:p>
          </table:table-cell>
          <table:table-cell office:value-type="float" office:value="17968" calcext:value-type="float">
            <text:p>17968</text:p>
          </table:table-cell>
          <table:table-cell office:value-type="float" office:value="17688" calcext:value-type="float">
            <text:p>17688</text:p>
          </table:table-cell>
          <table:table-cell office:value-type="float" office:value="18910" calcext:value-type="float">
            <text:p>18910</text:p>
          </table:table-cell>
          <table:table-cell office:value-type="float" office:value="25895" calcext:value-type="float">
            <text:p>25895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56577" calcext:value-type="float">
            <text:p>56577</text:p>
          </table:table-cell>
          <table:table-cell office:value-type="float" office:value="50665" calcext:value-type="float">
            <text:p>50665</text:p>
          </table:table-cell>
          <table:table-cell office:value-type="float" office:value="44205" calcext:value-type="float">
            <text:p>44205</text:p>
          </table:table-cell>
          <table:table-cell office:value-type="float" office:value="46035" calcext:value-type="float">
            <text:p>46035</text:p>
          </table:table-cell>
          <table:table-cell office:value-type="float" office:value="38337" calcext:value-type="float">
            <text:p>38337</text:p>
          </table:table-cell>
          <table:table-cell office:value-type="float" office:value="32471" calcext:value-type="float">
            <text:p>32471</text:p>
          </table:table-cell>
          <table:table-cell office:value-type="float" office:value="34074" calcext:value-type="float">
            <text:p>34074</text:p>
          </table:table-cell>
          <table:table-cell office:value-type="float" office:value="46177" calcext:value-type="float">
            <text:p>46177</text:p>
          </table:table-cell>
          <table:table-cell office:value-type="float" office:value="35891" calcext:value-type="float">
            <text:p>35891</text:p>
          </table:table-cell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51pt" svg:height="255.09pt" svg:x="790.7pt" svg:y="33.02pt">
            <draw:object draw:notify-on-update-of-ranges="TESTREPEATS_10.C9:TESTREPEATS_10.K9 TESTREPEATS_10.C9:TESTREPEATS_10.K9 TESTREPEATS_10.B11:TESTREPEATS_10.B11 TESTREPEATS_10.C11:TESTREPEATS_10.K11 TESTREPEATS_10.C9:TESTREPEATS_10.K9 TESTREPEATS_10.B7:TESTREPEATS_10.B7 TESTREPEATS_10.C7:TESTREPEATS_10.K7 TESTREPEATS_10.C3:TESTREPEATS_10.C4 TESTREPEATS_10.B3:TESTREPEATS_10.B3 TESTREPEATS_10.D3:TESTREPEATS_10.D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6]/([.C71]/1000)" office:value-type="float" office:value="0.56071272817893" calcext:value-type="float">
            <text:p>0.561</text:p>
          </table:table-cell>
          <table:table-cell table:style-name="ce5" table:formula="of:=[.$C$6]/([.D71]/1000)" office:value-type="float" office:value="0.663129973474801" calcext:value-type="float">
            <text:p>0.663</text:p>
          </table:table-cell>
          <table:table-cell table:style-name="ce5" table:formula="of:=[.$C$6]/([.E71]/1000)" office:value-type="float" office:value="0.765924854261521" calcext:value-type="float">
            <text:p>0.766</text:p>
          </table:table-cell>
          <table:table-cell table:style-name="ce5" table:formula="of:=[.$C$6]/([.F71]/1000)" office:value-type="float" office:value="0.758325785183157" calcext:value-type="float">
            <text:p>0.758</text:p>
          </table:table-cell>
          <table:table-cell table:style-name="ce5" table:formula="of:=[.$C$6]/([.G71]/1000)" office:value-type="float" office:value="1.0872519706442" calcext:value-type="float">
            <text:p>1.087</text:p>
          </table:table-cell>
          <table:table-cell table:style-name="ce5" table:formula="of:=[.$C$6]/([.H71]/1000)" office:value-type="float" office:value="1.0795573814736" calcext:value-type="float">
            <text:p>1.080</text:p>
          </table:table-cell>
          <table:table-cell table:style-name="ce5" table:formula="of:=[.$C$6]/([.I71]/1000)" office:value-type="float" office:value="1.0136847440446" calcext:value-type="float">
            <text:p>1.014</text:p>
          </table:table-cell>
          <table:table-cell table:style-name="ce5" table:formula="of:=[.$C$6]/([.J71]/1000)" office:value-type="float" office:value="0.713026599853433" calcext:value-type="float">
            <text:p>0.713</text:p>
          </table:table-cell>
          <table:table-cell table:style-name="ce5" table:formula="of:=[.$C$6]/([.K71]/1000)" office:value-type="float" office:value="1.04742508001164" calcext:value-type="float">
            <text:p>1.04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162231" calcext:value-type="float">
            <text:p>0.162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352665" calcext:value-type="float">
            <text:p>0.3526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32056" calcext:value-type="float">
            <text:p>0.432056</text:p>
          </table:table-cell>
          <table:table-cell office:value-type="float" office:value="0.336449" calcext:value-type="float">
            <text:p>0.336449</text:p>
          </table:table-cell>
          <table:table-cell office:value-type="float" office:value="0.402778" calcext:value-type="float">
            <text:p>0.402778</text:p>
          </table:table-cell>
          <table:table-cell office:value-type="float" office:value="0.56338" calcext:value-type="float">
            <text:p>0.56338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161498" calcext:value-type="float">
            <text:p>0.161498</text:p>
          </table:table-cell>
          <table:table-cell office:value-type="float" office:value="0.222235" calcext:value-type="float">
            <text:p>0.222235</text:p>
          </table:table-cell>
          <table:table-cell office:value-type="float" office:value="0.333196" calcext:value-type="float">
            <text:p>0.333196</text:p>
          </table:table-cell>
          <table:table-cell office:value-type="float" office:value="0.413126" calcext:value-type="float">
            <text:p>0.413126</text:p>
          </table:table-cell>
          <table:table-cell office:value-type="float" office:value="0.434836" calcext:value-type="float">
            <text:p>0.434836</text:p>
          </table:table-cell>
          <table:table-cell office:value-type="float" office:value="0.320835" calcext:value-type="float">
            <text:p>0.320835</text:p>
          </table:table-cell>
          <table:table-cell office:value-type="float" office:value="0.416184" calcext:value-type="float">
            <text:p>0.416184</text:p>
          </table:table-cell>
          <table:table-cell office:value-type="float" office:value="0.582909" calcext:value-type="float">
            <text:p>0.582909</text:p>
          </table:table-cell>
          <table:table-cell office:value-type="float" office:value="0.401372" calcext:value-type="float">
            <text:p>0.4013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736" calcext:value-type="float">
            <text:p>73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207" calcext:value-type="float">
            <text:p>3207</text:p>
          </table:table-cell>
          <table:table-cell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5753" calcext:value-type="float">
            <text:p>5753</text:p>
          </table:table-cell>
          <table:table-cell office:value-type="float" office:value="2167" calcext:value-type="float">
            <text:p>2167</text:p>
          </table:table-cell>
          <table:table-cell office:value-type="float" office:value="452" calcext:value-type="float">
            <text:p>452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364" calcext:value-type="float">
            <text:p>1364</text:p>
          </table:table-cell>
          <table:table-cell office:value-type="float" office:value="449" calcext:value-type="float">
            <text:p>449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07" calcext:value-type="float">
            <text:p>30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98" calcext:value-type="float">
            <text:p>1298</text:p>
          </table:table-cell>
          <table:table-cell office:value-type="float" office:value="280" calcext:value-type="float">
            <text:p>280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06" calcext:value-type="float">
            <text:p>7606</text:p>
          </table:table-cell>
          <table:table-cell office:value-type="float" office:value="2198" calcext:value-type="float">
            <text:p>2198</text:p>
          </table:table-cell>
          <table:table-cell office:value-type="float" office:value="426" calcext:value-type="float">
            <text:p>426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93" calcext:value-type="float">
            <text:p>1793</text:p>
          </table:table-cell>
          <table:table-cell office:value-type="float" office:value="436" calcext:value-type="float">
            <text:p>43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49" calcext:value-type="float">
            <text:p>1149</text:p>
          </table:table-cell>
          <table:table-cell office:value-type="float" office:value="337" calcext:value-type="float">
            <text:p>337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179" calcext:value-type="float">
            <text:p>8179</text:p>
          </table:table-cell>
          <table:table-cell office:value-type="float" office:value="2147" calcext:value-type="float">
            <text:p>2147</text:p>
          </table:table-cell>
          <table:table-cell office:value-type="float" office:value="464" calcext:value-type="float">
            <text:p>464</text:p>
          </table:table-cell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02" calcext:value-type="float">
            <text:p>1902</text:p>
          </table:table-cell>
          <table:table-cell office:value-type="float" office:value="441" calcext:value-type="float">
            <text:p>441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67" calcext:value-type="float">
            <text:p>267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78" calcext:value-type="float">
            <text:p>978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990" calcext:value-type="float">
            <text:p>7990</text:p>
          </table:table-cell>
          <table:table-cell office:value-type="float" office:value="2205" calcext:value-type="float">
            <text:p>2205</text:p>
          </table:table-cell>
          <table:table-cell office:value-type="float" office:value="477" calcext:value-type="float">
            <text:p>477</text:p>
          </table:table-cell>
          <table:table-cell office:value-type="float" office:value="220" calcext:value-type="float">
            <text:p>220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33" calcext:value-type="float">
            <text:p>1833</text:p>
          </table:table-cell>
          <table:table-cell office:value-type="float" office:value="407" calcext:value-type="float">
            <text:p>407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78" calcext:value-type="float">
            <text:p>167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87" calcext:value-type="float">
            <text:p>287</text:p>
          </table:table-cell>
          <table:table-cell office:value-type="float" office:value="328" calcext:value-type="float">
            <text:p>32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791" calcext:value-type="float">
            <text:p>1791</text:p>
          </table:table-cell>
          <table:table-cell office:value-type="float" office:value="692" calcext:value-type="float">
            <text:p>69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08" calcext:value-type="float">
            <text:p>7608</text:p>
          </table:table-cell>
          <table:table-cell office:value-type="float" office:value="1788" calcext:value-type="float">
            <text:p>1788</text:p>
          </table:table-cell>
          <table:table-cell office:value-type="float" office:value="460" calcext:value-type="float">
            <text:p>460</text:p>
          </table:table-cell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13" calcext:value-type="float">
            <text:p>1813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91" calcext:value-type="float">
            <text:p>591</text:p>
          </table:table-cell>
          <table:table-cell office:value-type="float" office:value="378" calcext:value-type="float">
            <text:p>378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60" calcext:value-type="float">
            <text:p>8460</text:p>
          </table:table-cell>
          <table:table-cell office:value-type="float" office:value="2101" calcext:value-type="float">
            <text:p>2101</text:p>
          </table:table-cell>
          <table:table-cell office:value-type="float" office:value="458" calcext:value-type="float">
            <text:p>458</text:p>
          </table:table-cell>
          <table:table-cell office:value-type="float" office:value="209" calcext:value-type="float">
            <text:p>20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87" calcext:value-type="float">
            <text:p>1987</text:p>
          </table:table-cell>
          <table:table-cell office:value-type="float" office:value="413" calcext:value-type="float">
            <text:p>413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8666" calcext:value-type="float">
            <text:p>0.18666</text:p>
          </table:table-cell>
          <table:table-cell office:value-type="float" office:value="0.150273" calcext:value-type="float">
            <text:p>0.150273</text:p>
          </table:table-cell>
          <table:table-cell office:value-type="float" office:value="0.21978" calcext:value-type="float">
            <text:p>0.219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25" calcext:value-type="float">
            <text:p>0.2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91277" calcext:value-type="float">
            <text:p>0.191277</text:p>
          </table:table-cell>
          <table:table-cell office:value-type="float" office:value="0.195402" calcext:value-type="float">
            <text:p>0.195402</text:p>
          </table:table-cell>
          <table:table-cell office:value-type="float" office:value="0.344595" calcext:value-type="float">
            <text:p>0.344595</text:p>
          </table:table-cell>
          <table:table-cell office:value-type="float" office:value="0.258427" calcext:value-type="float">
            <text:p>0.258427</text:p>
          </table:table-cell>
          <table:table-cell office:value-type="float" office:value="0.45" calcext:value-type="float">
            <text:p>0.45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46993" calcext:value-type="float">
            <text:p>0.146993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46753" calcext:value-type="float">
            <text:p>0.246753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4458" calcext:value-type="float">
            <text:p>0.214458</text:p>
          </table:table-cell>
          <table:table-cell office:value-type="float" office:value="0.260054" calcext:value-type="float">
            <text:p>0.260054</text:p>
          </table:table-cell>
          <table:table-cell office:value-type="float" office:value="0.319444" calcext:value-type="float">
            <text:p>0.319444</text:p>
          </table:table-cell>
          <table:table-cell office:value-type="float" office:value="0.487179" calcext:value-type="float">
            <text:p>0.48717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8114" calcext:value-type="float">
            <text:p>0.138114</text:p>
          </table:table-cell>
          <table:table-cell office:value-type="float" office:value="0.321569" calcext:value-type="float">
            <text:p>0.321569</text:p>
          </table:table-cell>
          <table:table-cell office:value-type="float" office:value="0.620253" calcext:value-type="float">
            <text:p>0.620253</text:p>
          </table:table-cell>
          <table:table-cell office:value-type="float" office:value="0.893617" calcext:value-type="float">
            <text:p>0.89361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0511" calcext:value-type="float">
            <text:p>0.160511</text:p>
          </table:table-cell>
          <table:table-cell office:value-type="float" office:value="0.19403" calcext:value-type="float">
            <text:p>0.19403</text:p>
          </table:table-cell>
          <table:table-cell office:value-type="float" office:value="0.170732" calcext:value-type="float">
            <text:p>0.170732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50476" calcext:value-type="float">
            <text:p>0.350476</text:p>
          </table:table-cell>
          <table:table-cell office:value-type="float" office:value="0.109127" calcext:value-type="float">
            <text:p>0.109127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4619" calcext:value-type="float">
            <text:p>0.14619</text:p>
          </table:table-cell>
          <table:table-cell office:value-type="float" office:value="0.134921" calcext:value-type="float">
            <text:p>0.134921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0942857" calcext:value-type="float">
            <text:p>0.09428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208333" calcext:value-type="float">
            <text:p>0.208333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27143" calcext:value-type="float">
            <text:p>0.127143</text:p>
          </table:table-cell>
          <table:table-cell office:value-type="float" office:value="0.19246" calcext:value-type="float">
            <text:p>0.19246</text:p>
          </table:table-cell>
          <table:table-cell office:value-type="float" office:value="0.212963" calcext:value-type="float">
            <text:p>0.212963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6667" calcext:value-type="float">
            <text:p>0.136667</text:p>
          </table:table-cell>
          <table:table-cell office:value-type="float" office:value="0.650794" calcext:value-type="float">
            <text:p>0.650794</text:p>
          </table:table-cell>
          <table:table-cell office:value-type="float" office:value="0.907407" calcext:value-type="float">
            <text:p>0.9074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538095" calcext:value-type="float">
            <text:p>0.0538095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0.12963" calcext:value-type="float">
            <text:p>0.1296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416667" calcext:value-type="float">
            <text:p>0.416667</text:p>
          </table:table-cell>
          <table:table-cell table:number-columns-repeated="2"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43588" calcext:value-type="float">
            <text:p>0.243588</text:p>
          </table:table-cell>
          <table:table-cell office:value-type="float" office:value="0.126437" calcext:value-type="float">
            <text:p>0.126437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311111" calcext:value-type="float">
            <text:p>0.311111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25" calcext:value-type="float">
            <text:p>0.25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65722" calcext:value-type="float">
            <text:p>0.165722</text:p>
          </table:table-cell>
          <table:table-cell office:value-type="float" office:value="0.159624" calcext:value-type="float">
            <text:p>0.159624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0.335766" calcext:value-type="float">
            <text:p>0.335766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07692" calcext:value-type="float">
            <text:p>0.307692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14883" calcext:value-type="float">
            <text:p>0.114883</text:p>
          </table:table-cell>
          <table:table-cell office:value-type="float" office:value="0.139381" calcext:value-type="float">
            <text:p>0.139381</text:p>
          </table:table-cell>
          <table:table-cell office:value-type="float" office:value="0.205405" calcext:value-type="float">
            <text:p>0.2054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9641" calcext:value-type="float">
            <text:p>0.159641</text:p>
          </table:table-cell>
          <table:table-cell office:value-type="float" office:value="0.221209" calcext:value-type="float">
            <text:p>0.221209</text:p>
          </table:table-cell>
          <table:table-cell office:value-type="float" office:value="0.255556" calcext:value-type="float">
            <text:p>0.255556</text:p>
          </table:table-cell>
          <table:table-cell office:value-type="float" office:value="0.436782" calcext:value-type="float">
            <text:p>0.436782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07692" calcext:value-type="float">
            <text:p>0.307692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7386" calcext:value-type="float">
            <text:p>0.137386</text:p>
          </table:table-cell>
          <table:table-cell office:value-type="float" office:value="0.430446" calcext:value-type="float">
            <text:p>0.430446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884211" calcext:value-type="float">
            <text:p>0.884211</text:p>
          </table:table-cell>
          <table:table-cell office:value-type="float" office:value="0.844444" calcext:value-type="float">
            <text:p>0.844444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805991" calcext:value-type="float">
            <text:p>0.0805991</text:p>
          </table:table-cell>
          <table:table-cell office:value-type="float" office:value="0.18705" calcext:value-type="float">
            <text:p>0.18705</text:p>
          </table:table-cell>
          <table:table-cell office:value-type="float" office:value="0.147368" calcext:value-type="float">
            <text:p>0.147368</text:p>
          </table:table-cell>
          <table:table-cell office:value-type="float" office:value="0.183908" calcext:value-type="float">
            <text:p>0.183908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/>
          <table:table-cell table:style-name="ce9" office:value-type="float" office:value="11277" calcext:value-type="float">
            <text:p>11277</text:p>
          </table:table-cell>
          <table:table-cell office:value-type="float" office:value="11210" calcext:value-type="float">
            <text:p>11210</text:p>
          </table:table-cell>
          <table:table-cell office:value-type="float" office:value="9929" calcext:value-type="float">
            <text:p>9929</text:p>
          </table:table-cell>
          <table:table-cell office:value-type="float" office:value="9835" calcext:value-type="float">
            <text:p>9835</text:p>
          </table:table-cell>
          <table:table-cell office:value-type="float" office:value="10324" calcext:value-type="float">
            <text:p>10324</text:p>
          </table:table-cell>
          <table:table-cell office:value-type="float" office:value="7162" calcext:value-type="float">
            <text:p>7162</text:p>
          </table:table-cell>
          <table:table-cell office:value-type="float" office:value="8112" calcext:value-type="float">
            <text:p>8112</text:p>
          </table:table-cell>
          <table:table-cell office:value-type="float" office:value="10299" calcext:value-type="float">
            <text:p>10299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10674" calcext:value-type="float">
            <text:p>10674</text:p>
          </table:table-cell>
          <table:table-cell office:value-type="float" office:value="10723" calcext:value-type="float">
            <text:p>10723</text:p>
          </table:table-cell>
          <table:table-cell office:value-type="float" office:value="9441" calcext:value-type="float">
            <text:p>9441</text:p>
          </table:table-cell>
          <table:table-cell office:value-type="float" office:value="9393" calcext:value-type="float">
            <text:p>9393</text:p>
          </table:table-cell>
          <table:table-cell office:value-type="float" office:value="10126" calcext:value-type="float">
            <text:p>10126</text:p>
          </table:table-cell>
          <table:table-cell office:value-type="float" office:value="7254" calcext:value-type="float">
            <text:p>7254</text:p>
          </table:table-cell>
          <table:table-cell office:value-type="float" office:value="7484" calcext:value-type="float">
            <text:p>7484</text:p>
          </table:table-cell>
          <table:table-cell office:value-type="float" office:value="9780" calcext:value-type="float">
            <text:p>9780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64204" calcext:value-type="float">
            <text:p>64204</text:p>
          </table:table-cell>
          <table:table-cell office:value-type="float" office:value="54288" calcext:value-type="float">
            <text:p>54288</text:p>
          </table:table-cell>
          <table:table-cell office:value-type="float" office:value="47002" calcext:value-type="float">
            <text:p>47002</text:p>
          </table:table-cell>
          <table:table-cell office:value-type="float" office:value="47473" calcext:value-type="float">
            <text:p>47473</text:p>
          </table:table-cell>
          <table:table-cell office:value-type="float" office:value="33111" calcext:value-type="float">
            <text:p>33111</text:p>
          </table:table-cell>
          <table:table-cell office:value-type="float" office:value="33347" calcext:value-type="float">
            <text:p>33347</text:p>
          </table:table-cell>
          <table:table-cell office:value-type="float" office:value="35514" calcext:value-type="float">
            <text:p>35514</text:p>
          </table:table-cell>
          <table:table-cell office:value-type="float" office:value="50489" calcext:value-type="float">
            <text:p>50489</text:p>
          </table:table-cell>
          <table:table-cell office:value-type="float" office:value="34370" calcext:value-type="float">
            <text:p>34370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86155" calcext:value-type="float">
            <text:p>86155</text:p>
          </table:table-cell>
          <table:table-cell office:value-type="float" office:value="76221" calcext:value-type="float">
            <text:p>76221</text:p>
          </table:table-cell>
          <table:table-cell office:value-type="float" office:value="66372" calcext:value-type="float">
            <text:p>66372</text:p>
          </table:table-cell>
          <table:table-cell office:value-type="float" office:value="66701" calcext:value-type="float">
            <text:p>66701</text:p>
          </table:table-cell>
          <table:table-cell office:value-type="float" office:value="53561" calcext:value-type="float">
            <text:p>53561</text:p>
          </table:table-cell>
          <table:table-cell office:value-type="float" office:value="47763" calcext:value-type="float">
            <text:p>47763</text:p>
          </table:table-cell>
          <table:table-cell office:value-type="float" office:value="51110" calcext:value-type="float">
            <text:p>51110</text:p>
          </table:table-cell>
          <table:table-cell office:value-type="float" office:value="70568" calcext:value-type="float">
            <text:p>70568</text:p>
          </table:table-cell>
          <table:table-cell office:value-type="float" office:value="48957" calcext:value-type="float">
            <text:p>48957</text:p>
          </table:table-cell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8:32:40.884003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09T01:19:07.050450671</dc:date>
    <meta:editing-duration>PT9H13M37S</meta:editing-duration>
    <meta:editing-cycles>78</meta:editing-cycles>
    <meta:document-statistic meta:table-count="3" meta:cell-count="19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10.303cm" svg:y="7.979cm" style:legend-expansion="custom" chartooo:width="5.126cm" chartooo:height="0.598cm" style:legend-expansion-aspect-ratio="8.57190635451505" chart:style-name="ch4"/>
        <chart:plot-area chart:style-name="ch5" table:cell-range-address="TESTREPEATS_1.C21:TESTREPEATS_1.K21 TESTREPEATS_1.B23:TESTREPEATS_1.K23 TESTREPEATS_1.B6:TESTREPEATS_1.K6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23:TESTREPEATS_1.K23" chart:label-cell-address="TESTREPEATS_1.B23:TESTREPEATS_1.B23" chart:class="chart:scatter">
            <chart:domain table:cell-range-address="TESTREPEATS_1.C21:TESTREPEATS_1.K21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1.B23:TESTREPEATS_1.B23</svg:desc>
                </draw:g>
              </table:table-cell>
              <table:table-cell office:value-type="float" office:value="0.167337">
                <text:p>0.167337</text:p>
                <draw:g>
                  <svg:desc>TESTREPEATS_1.C23:TESTREPEATS_1.K23</svg:desc>
                </draw:g>
              </table:table-cell>
              <table:table-cell office:value-type="float" office:value="0.203578">
                <text:p>0.203578</text:p>
              </table:table-cell>
              <table:table-cell office:value-type="float" office:value="0.313867">
                <text:p>0.313867</text:p>
              </table:table-cell>
              <table:table-cell office:value-type="float" office:value="0.343651">
                <text:p>0.343651</text:p>
              </table:table-cell>
              <table:table-cell office:value-type="float" office:value="0.389525">
                <text:p>0.389525</text:p>
              </table:table-cell>
              <table:table-cell office:value-type="float" office:value="0.357809">
                <text:p>0.357809</text:p>
              </table:table-cell>
              <table:table-cell office:value-type="float" office:value="0.385204">
                <text:p>0.385204</text:p>
              </table:table-cell>
              <table:table-cell office:value-type="float" office:value="0.358799">
                <text:p>0.358799</text:p>
              </table:table-cell>
              <table:table-cell office:value-type="float" office:value="0.391202">
                <text:p>0.391202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4.29953421712648">
                <text:p>4.29953421712648</text:p>
                <draw:g>
                  <svg:desc>TESTREPEATS_1.C6:TESTREPEATS_1.K6</svg:desc>
                </draw:g>
              </table:table-cell>
              <table:table-cell office:value-type="float" office:value="5.08833922261484">
                <text:p>5.08833922261484</text:p>
              </table:table-cell>
              <table:table-cell office:value-type="float" office:value="5.87947084762371">
                <text:p>5.87947084762371</text:p>
              </table:table-cell>
              <table:table-cell office:value-type="float" office:value="5.74345883854499">
                <text:p>5.74345883854499</text:p>
              </table:table-cell>
              <table:table-cell office:value-type="float" office:value="7.55667506297229">
                <text:p>7.55667506297229</text:p>
              </table:table-cell>
              <table:table-cell office:value-type="float" office:value="7.67918088737201">
                <text:p>7.67918088737201</text:p>
              </table:table-cell>
              <table:table-cell office:value-type="float" office:value="7.40436034553682">
                <text:p>7.40436034553682</text:p>
              </table:table-cell>
              <table:table-cell office:value-type="float" office:value="5.62236451663283">
                <text:p>5.62236451663283</text:p>
              </table:table-cell>
              <table:table-cell office:value-type="float" office:value="7.51408891671885">
                <text:p>7.51408891671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Cropsize: Resolution 128 x 72</text:p>
        </chart:title>
        <chart:subtitle svg:x="6.938cm" svg:y="1.301cm" chart:style-name="ch3">
          <text:p>Repeats 10</text:p>
        </chart:subtitle>
        <chart:legend svg:x="10.447cm" svg:y="8.04cm" style:legend-expansion="custom" chartooo:width="5.126cm" chartooo:height="0.598cm" style:legend-expansion-aspect-ratio="8.57190635451505" chart:style-name="ch4"/>
        <chart:plot-area chart:style-name="ch5" table:cell-range-address="TESTREPEATS_10.C9:TESTREPEATS_10.K9 TESTREPEATS_10.B11:TESTREPEATS_10.K11 TESTREPEATS_10.B7:TESTREPEATS_10.K7 TESTREPEATS_10.B3:TESTREPEATS_10.B3 TESTREPEATS_10.D3:TESTREPEATS_10.D4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10.C9:TESTREPEATS_10.K9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0.C11:TESTREPEATS_10.K11" chart:label-cell-address="TESTREPEATS_10.B11:TESTREPEATS_10.B11" chart:class="chart:scatter">
            <chart:domain table:cell-range-address="TESTREPEATS_10.C9:TESTREPEATS_10.K9"/>
            <chart:data-point chart:repeated="9"/>
          </chart:series>
          <chart:series chart:attached-axis="secondary-y" chart:style-name="ch13" chart:values-cell-range-address="TESTREPEATS_10.C7:TESTREPEATS_10.K7" chart:label-cell-address="TESTREPEATS_10.B7:TESTREPEATS_10.B7" chart:class="chart:scatter">
            <chart:data-point chart:repeated="9"/>
          </chart:series>
          <chart:series chart:attached-axis="primary-y" chart:style-name="ch14" chart:values-cell-range-address="TESTREPEATS_10.D3:TESTREPEATS_10.D4" chart:label-cell-address="TESTREPEATS_10.B3:TESTREPEATS_10.B3" chart:class="chart:scatter">
            <chart:domain table:cell-range-address="TESTREPEATS_10.C3:TESTREPEATS_10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0.C9:TESTREPEATS_10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0.C9:TESTREPEATS_10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11:TESTREPEATS_10.B11</svg:desc>
                </draw:g>
              </table:table-cell>
              <table:table-cell office:value-type="float" office:value="0.161498">
                <text:p>0.161498</text:p>
                <draw:g>
                  <svg:desc>TESTREPEATS_10.C11:TESTREPEATS_10.K11</svg:desc>
                </draw:g>
              </table:table-cell>
              <table:table-cell office:value-type="float" office:value="0.222235">
                <text:p>0.222235</text:p>
              </table:table-cell>
              <table:table-cell office:value-type="float" office:value="0.333196">
                <text:p>0.333196</text:p>
              </table:table-cell>
              <table:table-cell office:value-type="float" office:value="0.413126">
                <text:p>0.413126</text:p>
              </table:table-cell>
              <table:table-cell office:value-type="float" office:value="0.434836">
                <text:p>0.434836</text:p>
              </table:table-cell>
              <table:table-cell office:value-type="float" office:value="0.320835">
                <text:p>0.320835</text:p>
              </table:table-cell>
              <table:table-cell office:value-type="float" office:value="0.416184">
                <text:p>0.416184</text:p>
              </table:table-cell>
              <table:table-cell office:value-type="float" office:value="0.582909">
                <text:p>0.582909</text:p>
              </table:table-cell>
              <table:table-cell office:value-type="float" office:value="0.401372">
                <text:p>0.401372</text:p>
              </table:table-cell>
            </table:table-row>
            <table:table-row>
              <table:table-cell office:value-type="string">
                <text:p>FPS</text:p>
                <draw:g>
                  <svg:desc>TESTREPEATS_10.B7:TESTREPEATS_10.B7</svg:desc>
                </draw:g>
              </table:table-cell>
              <table:table-cell office:value-type="float" office:value="0.56071272817893">
                <text:p>0.56071272817893</text:p>
                <draw:g>
                  <svg:desc>TESTREPEATS_10.C7:TESTREPEATS_10.K7</svg:desc>
                </draw:g>
              </table:table-cell>
              <table:table-cell office:value-type="float" office:value="0.663129973474801">
                <text:p>0.663129973474801</text:p>
              </table:table-cell>
              <table:table-cell office:value-type="float" office:value="0.765924854261521">
                <text:p>0.765924854261521</text:p>
              </table:table-cell>
              <table:table-cell office:value-type="float" office:value="0.758325785183157">
                <text:p>0.758325785183157</text:p>
              </table:table-cell>
              <table:table-cell office:value-type="float" office:value="1.0872519706442">
                <text:p>1.0872519706442</text:p>
              </table:table-cell>
              <table:table-cell office:value-type="float" office:value="1.0795573814736">
                <text:p>1.0795573814736</text:p>
              </table:table-cell>
              <table:table-cell office:value-type="float" office:value="1.0136847440446">
                <text:p>1.0136847440446</text:p>
              </table:table-cell>
              <table:table-cell office:value-type="float" office:value="0.713026599853433">
                <text:p>0.713026599853433</text:p>
              </table:table-cell>
              <table:table-cell office:value-type="float" office:value="1.04742508001164">
                <text:p>1.04742508001164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0.C3:TESTREPEATS_10.C4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0.B3:TESTREPEATS_10.B3</svg:desc>
                </draw:g>
              </table:table-cell>
              <table:table-cell office:value-type="float" office:value="0">
                <text:p>0</text:p>
                <draw:g>
                  <svg:desc>TESTREPEATS_10.D3:TESTREPEATS_10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9.845cm" svg:y="8cm" style:legend-expansion="custom" chartooo:width="5.672cm" chartooo:height="0.598cm" style:legend-expansion-aspect-ratio="9.48494983277592" chart:style-name="ch4"/>
        <chart:plot-area chart:style-name="ch5" table:cell-range-address="TESTREPEATS_1.C21:TESTREPEATS_1.K21 TESTREPEATS_1.B14:TESTREPEATS_1.K14 TESTREPEATS_1.B6:TESTREPEATS_1.K6 TESTREPEATS_1.B2:TESTREPEATS_1.B2 TESTREPEATS_1.D2:TESTREPEATS_1.D3" chart:data-source-has-labels="both" svg:x="1.331cm" svg:y="2.19cm" svg:width="13.468cm" svg:height="5.649cm">
          <chartooo:coordinate-region svg:x="2.283cm" svg:y="2.389cm" svg:width="11.788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6.672cm" chart:style-name="ch9">
              <text:p>Number of Segments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14:TESTREPEATS_1.K14" chart:label-cell-address="TESTREPEATS_1.B14:TESTREPEATS_1.B14" chart:class="chart:scatter">
            <chart:domain table:cell-range-address="TESTREPEATS_1.C21:TESTREPEATS_1.K21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series chart:attached-axis="primary-y" chart:style-name="ch14" chart:values-cell-range-address="TESTREPEATS_1.D2:TESTREPEATS_1.D3" chart:label-cell-address="TESTREPEATS_1.B2:TESTREPEATS_1.B2" chart:class="chart:scatter">
            <chart:domain table:cell-range-address="TESTREPEATS_1.C2:TESTREPEATS_1.C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umberOfSegments</text:p>
                <draw:g>
                  <svg:desc>TESTREPEATS_1.B14:TESTREPEATS_1.B14</svg:desc>
                </draw:g>
              </table:table-cell>
              <table:table-cell office:value-type="float" office:value="350">
                <text:p>350</text:p>
                <draw:g>
                  <svg:desc>TESTREPEATS_1.C14:TESTREPEATS_1.K14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4.29953421712648">
                <text:p>4.29953421712648</text:p>
                <draw:g>
                  <svg:desc>TESTREPEATS_1.C6:TESTREPEATS_1.K6</svg:desc>
                </draw:g>
              </table:table-cell>
              <table:table-cell office:value-type="float" office:value="5.08833922261484">
                <text:p>5.08833922261484</text:p>
              </table:table-cell>
              <table:table-cell office:value-type="float" office:value="5.87947084762371">
                <text:p>5.87947084762371</text:p>
              </table:table-cell>
              <table:table-cell office:value-type="float" office:value="5.74345883854499">
                <text:p>5.74345883854499</text:p>
              </table:table-cell>
              <table:table-cell office:value-type="float" office:value="7.55667506297229">
                <text:p>7.55667506297229</text:p>
              </table:table-cell>
              <table:table-cell office:value-type="float" office:value="7.67918088737201">
                <text:p>7.67918088737201</text:p>
              </table:table-cell>
              <table:table-cell office:value-type="float" office:value="7.40436034553682">
                <text:p>7.40436034553682</text:p>
              </table:table-cell>
              <table:table-cell office:value-type="float" office:value="5.62236451663283">
                <text:p>5.62236451663283</text:p>
              </table:table-cell>
              <table:table-cell office:value-type="float" office:value="7.51408891671885">
                <text:p>7.51408891671885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.C2:TESTREPEATS_1.C3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.B2:TESTREPEATS_1.B2</svg:desc>
                </draw:g>
              </table:table-cell>
              <table:table-cell office:value-type="float" office:value="0">
                <text:p>0</text:p>
                <draw:g>
                  <svg:desc>TESTREPEATS_1.D2:TESTREPEATS_1.D3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9.799cm" svg:y="8.117cm" style:legend-expansion="custom" chartooo:width="6.2cm" chartooo:height="0.598cm" style:legend-expansion-aspect-ratio="10.3678929765886" chart:style-name="ch4"/>
        <chart:plot-area chart:style-name="ch5" table:cell-range-address="TESTREPEATS_1.C21:TESTREPEATS_1.K21 TESTREPEATS_1.B6:TESTREPEATS_1.K6 TESTREPEATS_1.B18:TESTREPEATS_1.K18 TESTREPEATS_1.B2:TESTREPEATS_1.B2 TESTREPEATS_1.D2:TESTREPEATS_1.D3" chart:data-source-has-labels="both" svg:x="1.331cm" svg:y="2.19cm" svg:width="13.468cm" svg:height="5.649cm">
          <chartooo:coordinate-region svg:x="1.908cm" svg:y="2.39cm" svg:width="12.163cm" svg:height="4.802cm"/>
          <chart:axis chart:dimension="x" chart:name="primary-x" chart:style-name="ch6" chartooo:axis-type="auto">
            <chart:title svg:x="6.668cm" svg:y="8.154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7.214cm" chart:style-name="ch9">
              <text:p>Area Covered(Per Segment)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secondary-y" chart:style-name="ch12" chart:values-cell-range-address="TESTREPEATS_1.C6:TESTREPEATS_1.K6" chart:label-cell-address="TESTREPEATS_1.B6:TESTREPEATS_1.B6" chart:class="chart:scatter">
            <chart:domain table:cell-range-address="TESTREPEATS_1.C21:TESTREPEATS_1.K21"/>
            <chart:data-point chart:repeated="9"/>
          </chart:series>
          <chart:series chart:attached-axis="primary-y" chart:style-name="ch13" chart:values-cell-range-address="TESTREPEATS_1.C18:TESTREPEATS_1.K18" chart:label-cell-address="TESTREPEATS_1.B18:TESTREPEATS_1.B18" chart:class="chart:scatter">
            <chart:data-point chart:repeated="9"/>
          </chart:series>
          <chart:series chart:attached-axis="primary-y" chart:style-name="ch13" chart:values-cell-range-address="TESTREPEATS_1.D2:TESTREPEATS_1.D3" chart:label-cell-address="TESTREPEATS_1.B2:TESTREPEATS_1.B2" chart:class="chart:scatter">
            <chart:domain table:cell-range-address="TESTREPEATS_1.C2:TESTREPEATS_1.C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4.29953421712648">
                <text:p>4.29953421712648</text:p>
                <draw:g>
                  <svg:desc>TESTREPEATS_1.C6:TESTREPEATS_1.K6</svg:desc>
                </draw:g>
              </table:table-cell>
              <table:table-cell office:value-type="float" office:value="5.08833922261484">
                <text:p>5.08833922261484</text:p>
              </table:table-cell>
              <table:table-cell office:value-type="float" office:value="5.87947084762371">
                <text:p>5.87947084762371</text:p>
              </table:table-cell>
              <table:table-cell office:value-type="float" office:value="5.74345883854499">
                <text:p>5.74345883854499</text:p>
              </table:table-cell>
              <table:table-cell office:value-type="float" office:value="7.55667506297229">
                <text:p>7.55667506297229</text:p>
              </table:table-cell>
              <table:table-cell office:value-type="float" office:value="7.67918088737201">
                <text:p>7.67918088737201</text:p>
              </table:table-cell>
              <table:table-cell office:value-type="float" office:value="7.40436034553682">
                <text:p>7.40436034553682</text:p>
              </table:table-cell>
              <table:table-cell office:value-type="float" office:value="5.62236451663283">
                <text:p>5.62236451663283</text:p>
              </table:table-cell>
              <table:table-cell office:value-type="float" office:value="7.51408891671885">
                <text:p>7.51408891671885</text:p>
              </table:table-cell>
            </table:table-row>
            <table:table-row>
              <table:table-cell office:value-type="string">
                <text:p>AreaCovered(PerSegment)</text:p>
                <draw:g>
                  <svg:desc>TESTREPEATS_1.B18:TESTREPEATS_1.B18</svg:desc>
                </draw:g>
              </table:table-cell>
              <table:table-cell office:value-type="float" office:value="0.00278397817460317">
                <text:p>0.00278397817460317</text:p>
                <draw:g>
                  <svg:desc>TESTREPEATS_1.C18:TESTREPEATS_1.K18</svg:desc>
                </draw:g>
              </table:table-cell>
              <table:table-cell office:value-type="float" office:value="0.0113673941798942">
                <text:p>0.0113673941798942</text:p>
              </table:table-cell>
              <table:table-cell office:value-type="float" office:value="0.0491898148148148">
                <text:p>0.0491898148148148</text:p>
              </table:table-cell>
              <table:table-cell office:value-type="float" office:value="0.110677083333333">
                <text:p>0.110677083333333</text:p>
              </table:table-cell>
              <table:table-cell office:value-type="float" office:value="0.149377893518519">
                <text:p>0.149377893518519</text:p>
              </table:table-cell>
              <table:table-cell office:value-type="float" office:value="0.248842592592593">
                <text:p>0.248842592592593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0.442708333333334">
                <text:p>0.442708333333334</text:p>
              </table:table-cell>
              <table:table-cell office:value-type="float" office:value="0.759548611111111">
                <text:p>0.759548611111111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.C2:TESTREPEATS_1.C3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.B2:TESTREPEATS_1.B2</svg:desc>
                </draw:g>
              </table:table-cell>
              <table:table-cell office:value-type="float" office:value="0">
                <text:p>0</text:p>
                <draw:g>
                  <svg:desc>TESTREPEATS_1.D2:TESTREPEATS_1.D3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Repeats 5</text:p>
        </chart:subtitle>
        <chart:legend svg:x="10.447cm" svg:y="8.04cm" style:legend-expansion="custom" chartooo:width="5.126cm" chartooo:height="0.598cm" style:legend-expansion-aspect-ratio="8.57190635451505" chart:style-name="ch4"/>
        <chart:plot-area chart:style-name="ch5" table:cell-range-address="TESTREPEATS_5.C9:TESTREPEATS_5.K9 TESTREPEATS_5.B11:TESTREPEATS_5.K11 TESTREPEATS_5.B7:TESTREPEATS_5.K7 TESTREPEATS_5.B3:TESTREPEATS_5.B3 TESTREPEATS_5.D3:TESTREPEATS_5.D4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5.C9:TESTREPEATS_5.K9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1:TESTREPEATS_5.K11" chart:label-cell-address="TESTREPEATS_5.B11:TESTREPEATS_5.B11" chart:class="chart:scatter">
            <chart:domain table:cell-range-address="TESTREPEATS_5.C9:TESTREPEATS_5.K9"/>
            <chart:data-point chart:repeated="9"/>
          </chart:series>
          <chart:series chart:attached-axis="secondary-y" chart:style-name="ch13" chart:values-cell-range-address="TESTREPEATS_5.C7:TESTREPEATS_5.K7" chart:label-cell-address="TESTREPEATS_5.B7:TESTREPEATS_5.B7" chart:class="chart:scatter">
            <chart:data-point chart:repeated="9"/>
          </chart:series>
          <chart:series chart:attached-axis="primary-y" chart:style-name="ch14" chart:values-cell-range-address="TESTREPEATS_5.D3:TESTREPEATS_5.D4" chart:label-cell-address="TESTREPEATS_5.B3:TESTREPEATS_5.B3" chart:class="chart:scatter">
            <chart:domain table:cell-range-address="TESTREPEATS_5.C3:TESTREPEATS_5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5.C9:TESTREPEATS_5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5.C9:TESTREPEATS_5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1:TESTREPEATS_5.B11</svg:desc>
                </draw:g>
              </table:table-cell>
              <table:table-cell office:value-type="float" office:value="0.164264">
                <text:p>0.164264</text:p>
                <draw:g>
                  <svg:desc>TESTREPEATS_5.C11:TESTREPEATS_5.K11</svg:desc>
                </draw:g>
              </table:table-cell>
              <table:table-cell office:value-type="float" office:value="0.217363">
                <text:p>0.217363</text:p>
              </table:table-cell>
              <table:table-cell office:value-type="float" office:value="0.335192">
                <text:p>0.335192</text:p>
              </table:table-cell>
              <table:table-cell office:value-type="float" office:value="0.36534">
                <text:p>0.36534</text:p>
              </table:table-cell>
              <table:table-cell office:value-type="float" office:value="0.439288">
                <text:p>0.439288</text:p>
              </table:table-cell>
              <table:table-cell office:value-type="float" office:value="0.362206">
                <text:p>0.362206</text:p>
              </table:table-cell>
              <table:table-cell office:value-type="float" office:value="0.393646">
                <text:p>0.393646</text:p>
              </table:table-cell>
              <table:table-cell office:value-type="float" office:value="0.482009">
                <text:p>0.482009</text:p>
              </table:table-cell>
              <table:table-cell office:value-type="float" office:value="0.516484">
                <text:p>0.516484</text:p>
              </table:table-cell>
            </table:table-row>
            <table:table-row>
              <table:table-cell office:value-type="string">
                <text:p>FPS</text:p>
                <draw:g>
                  <svg:desc>TESTREPEATS_5.B7:TESTREPEATS_5.B7</svg:desc>
                </draw:g>
              </table:table-cell>
              <table:table-cell office:value-type="float" office:value="1.07158803393362">
                <text:p>1.07158803393362</text:p>
                <draw:g>
                  <svg:desc>TESTREPEATS_5.C7:TESTREPEATS_5.K7</svg:desc>
                </draw:g>
              </table:table-cell>
              <table:table-cell office:value-type="float" office:value="1.26112239893505">
                <text:p>1.26112239893505</text:p>
              </table:table-cell>
              <table:table-cell office:value-type="float" office:value="1.51279573055427">
                <text:p>1.51279573055427</text:p>
              </table:table-cell>
              <table:table-cell office:value-type="float" office:value="1.35874693338366">
                <text:p>1.35874693338366</text:p>
              </table:table-cell>
              <table:table-cell office:value-type="float" office:value="2.00356188780053">
                <text:p>2.00356188780053</text:p>
              </table:table-cell>
              <table:table-cell office:value-type="float" office:value="2.03527815468114">
                <text:p>2.03527815468114</text:p>
              </table:table-cell>
              <table:table-cell office:value-type="float" office:value="1.90375462718139">
                <text:p>1.90375462718139</text:p>
              </table:table-cell>
              <table:table-cell office:value-type="float" office:value="1.39022977408766">
                <text:p>1.39022977408766</text:p>
              </table:table-cell>
              <table:table-cell office:value-type="float" office:value="1.83767228177642">
                <text:p>1.83767228177642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5.C3:TESTREPEATS_5.C4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5.B3:TESTREPEATS_5.B3</svg:desc>
                </draw:g>
              </table:table-cell>
              <table:table-cell office:value-type="float" office:value="0">
                <text:p>0</text:p>
                <draw:g>
                  <svg:desc>TESTREPEATS_5.D3:TESTREPEATS_5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